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00000031BD9E0EB9FB606DB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736cm" fo:min-width="1.33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736cm" fo:min-width="3.3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736cm" fo:min-width="2.034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736cm" fo:min-width="3.16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58cm" fo:min-width="4.708cm" fo:wrap-option="no-wrap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5.78cm" svg:height="20.999cm" svg:x="1.156cm" svg:y="0.045cm">
          <draw:image xlink:href="Pictures/10000000000003D00000031BD9E0EB9FB606DB2A.png" xlink:type="simple" xlink:show="embed" xlink:actuate="onLoad">
            <text:p/>
          </draw:image>
        </draw:frame>
        <draw:custom-shape draw:style-name="gr2" draw:text-style-name="P1" draw:layer="layout" svg:width="2.6cm" svg:height="1.4cm" svg:x="23.6cm" svg:y="3.4cm">
          <text:p text:style-name="P1">Run!</text:p>
          <draw:enhanced-geometry svg:viewBox="0 0 21600 21600" draw:glue-points="10800 0 3160 3160 0 10800 3160 18440 10800 21600 18440 18440 21600 10800 18440 3160 ?f14 ?f15" draw:text-areas="3200 3200 18400 18400" draw:type="round-callout" draw:modifiers="19856.0553633218 -16419.7002141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" draw:layer="layout" svg:width="5.4cm" svg:height="1.4cm" svg:x="17.4cm" svg:y="2.8cm">
          <text:p text:style-name="P1">Query settings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31714.127013516 -10175.58886509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" draw:layer="layout" svg:width="3.6cm" svg:height="1.4cm" svg:x="13.4cm" svg:y="7cm">
          <text:p text:style-name="P1">Query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30195.6123299084 -16728.0513918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1" draw:layer="layout" svg:width="5.2cm" svg:height="1.4cm" svg:x="11.2cm" svg:y="2.6cm">
          <text:p text:style-name="P1">Markdown cell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22276.9467410113 16311.77730192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" draw:layer="layout" svg:width="7.4cm" svg:height="2.6cm" svg:x="1.6cm" svg:y="13cm">
          <text:p text:style-name="P1">Answer</text:p>
          <text:p text:style-name="P1">Rendered using C3.js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4083.6643696798 -15903.11418685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3:44:31.469019684</meta:creation-date>
    <meta:editing-duration>PT7M7S</meta:editing-duration>
    <meta:editing-cycles>2</meta:editing-cycles>
    <dc:date>2017-08-25T13:51:32.295967477</dc:date>
    <meta:document-statistic meta:object-count="29"/>
    <meta:generator>LibreOffice/5.1.6.2$Linux_X86_64 LibreOffice_project/10m0$Build-2</meta:generator>
  </office:meta>
</office:document-meta>
</file>